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06cm" fo:min-width="3.056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56cm" svg:height="3.556cm" svg:x="1.56cm" svg:y="1.536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556cm" svg:height="3.556cm" svg:x="8.56cm" svg:y="7.636cm">
          <text:p text:style-name="P1">LoanListing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12cm" svg:y1="9.411cm" svg:x2="8.56cm" svg:y2="9.414cm" draw:end-shape="id1" draw:end-glue-point="3" svg:d="M5120 9411l3440 3" svg:viewBox="0 0 3441 4">
          <text:p/>
        </draw:connector>
        <draw:custom-shape draw:style-name="gr1" draw:text-style-name="P1" xml:id="id3" draw:id="id3" draw:layer="layout" svg:width="3.556cm" svg:height="3.556cm" svg:x="1.56cm" svg:y="7.636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556cm" svg:height="3.556cm" svg:x="1.56cm" svg:y="14.636cm">
          <text:p text:style-name="P1">ItemTyp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.338cm" svg:y1="5.092cm" svg:x2="3.338cm" svg:y2="7.636cm" draw:start-shape="id2" draw:end-shape="id3" draw:end-glue-point="0" svg:d="M3338 5092v2544" svg:viewBox="0 0 1 2545">
          <text:p/>
        </draw:connector>
        <draw:connector draw:style-name="gr2" draw:text-style-name="P1" draw:layer="layout" draw:type="line" svg:x1="3.338cm" svg:y1="14.636cm" svg:x2="3.338cm" svg:y2="11.192cm" draw:start-shape="id4" draw:end-shape="id3" draw:end-glue-point="2" svg:d="M3338 14636v-3444" svg:viewBox="0 0 1 3445">
          <text:p/>
        </draw:connector>
        <draw:line draw:style-name="gr2" draw:text-style-name="P1" draw:layer="layout" svg:x1="12.087cm" svg:y1="8.822cm" svg:x2="12.722cm" svg:y2="9.456cm">
          <text:p/>
        </draw:line>
        <draw:line draw:style-name="gr2" draw:text-style-name="P1" draw:layer="layout" svg:x1="12.612cm" svg:y1="9.37cm" svg:x2="12.104cm" svg:y2="10.005cm">
          <text:p/>
        </draw:line>
        <draw:line draw:style-name="gr2" draw:text-style-name="P1" draw:layer="layout" svg:x1="7.988cm" svg:y1="9.423cm" svg:x2="8.623cm" svg:y2="10.057cm">
          <text:p/>
        </draw:line>
        <draw:line draw:style-name="gr2" draw:text-style-name="P1" draw:layer="layout" svg:x1="8.557cm" svg:y1="8.847cm" svg:x2="7.957cm" svg:y2="9.406cm">
          <text:p/>
        </draw:line>
        <draw:line draw:style-name="gr2" draw:text-style-name="P1" draw:layer="layout" svg:x1="3.313cm" svg:y1="13.97cm" svg:x2="2.805cm" svg:y2="14.605cm">
          <text:p/>
        </draw:line>
        <draw:line draw:style-name="gr2" draw:text-style-name="P1" draw:layer="layout" svg:x1="3.287cm" svg:y1="13.971cm" svg:x2="3.922cm" svg:y2="14.605cm">
          <text:p/>
        </draw:line>
        <draw:line draw:style-name="gr2" draw:text-style-name="P1" draw:layer="layout" svg:x1="3.861cm" svg:y1="5.07cm" svg:x2="3.353cm" svg:y2="5.705cm">
          <text:p/>
        </draw:line>
        <draw:line draw:style-name="gr2" draw:text-style-name="P1" draw:layer="layout" svg:x1="2.731cm" svg:y1="5.071cm" svg:x2="3.366cm" svg:y2="5.705cm">
          <text:p/>
        </draw:line>
        <draw:custom-shape draw:style-name="gr1" draw:text-style-name="P1" xml:id="id5" draw:id="id5" draw:layer="layout" svg:width="3.556cm" svg:height="3.556cm" svg:x="15.56cm" svg:y="7.636cm">
          <text:p text:style-name="P1">PATTes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116cm" svg:y1="9.414cm" svg:x2="15.56cm" svg:y2="9.414cm" draw:start-shape="id1" draw:end-shape="id5" draw:end-glue-point="3" svg:d="M12116 9414h3444" svg:viewBox="0 0 344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3:34:38.196229000</meta:creation-date>
    <dc:date>2014-10-25T10:53:17.129859000</dc:date>
    <meta:editing-duration>PT54M19S</meta:editing-duration>
    <meta:editing-cycles>15</meta:editing-cycles>
    <meta:generator>LibreOffice/4.3.2.2$MacOSX_x86 LibreOffice_project/edfb5295ba211bd31ad47d0bad0118690f76407d</meta:generator>
    <meta:document-statistic meta:object-count="17"/>
  </office:meta>
</office:document-meta>
</file>